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en" fo:country="GB" officeooo:rsid="00153be5" officeooo:paragraph-rsid="00153be5" style:font-size-asian="10.5pt"/>
    </style:style>
    <style:style style:name="P2" style:family="paragraph" style:parent-style-name="Standard" style:list-style-name="L1">
      <style:text-properties fo:language="en" fo:country="GB" officeooo:rsid="001619ec" officeooo:paragraph-rsid="001619ec" style:font-size-asian="10.5pt"/>
    </style:style>
    <style:style style:name="P3" style:family="paragraph" style:parent-style-name="Standard" style:list-style-name="L1">
      <style:text-properties fo:language="en" fo:country="GB" officeooo:rsid="00167945" officeooo:paragraph-rsid="00167945" style:font-size-asian="10.5pt"/>
    </style:style>
    <style:style style:name="T1" style:family="text">
      <style:text-properties officeooo:rsid="0017e9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25532645190605774" text:style-name="L1">
        <text:list-item>
          <text:p text:style-name="P1">Tudor's abstract crossread by Rolf</text:p>
        </text:list-item>
        <text:list-item>
          <text:p text:style-name="P1">Stefan's abstract will be crossread by Dat</text:p>
        </text:list-item>
        <text:list-item>
          <text:p text:style-name="P1">Vd Woude will check if he had Minutes</text:p>
        </text:list-item>
        <text:list-item>
          <text:p text:style-name="P1">Vd Woude will send note on Work Plan this morning. How it should be</text:p>
          <text:list>
            <text:list-item>
              <text:p text:style-name="P1">Main thing missed: inventory of the tasks</text:p>
              <text:list>
                <text:list-item>
                  <text:p text:style-name="P1">For instance: </text:p>
                  <text:list>
                    <text:list-item>
                      <text:p text:style-name="P1">Machine Design</text:p>
                      <text:list>
                        <text:list-item>
                          <text:p text:style-name="P1">Crossreader</text:p>
                        </text:list-item>
                        <text:list-item>
                          <text:p text:style-name="P1">High level specification</text:p>
                        </text:list-item>
                        <text:list-item>
                          <text:p text:style-name="P1">Use-cases</text:p>
                        </text:list-item>
                        <text:list-item>
                          <text:p text:style-name="P1">User constraints</text:p>
                        </text:list-item>
                        <text:list-item>
                          <text:p text:style-name="P1">Safety constraints</text:p>
                        </text:list-item>
                        <text:list-item>
                          <text:p text:style-name="P1">Interface construction</text:p>
                        </text:list-item>
                      </text:list>
                    </text:list-item>
                  </text:list>
                </text:list-item>
                <text:list-item>
                  <text:p text:style-name="P1">And than who does it</text:p>
                </text:list-item>
                <text:list-item>
                  <text:p text:style-name="P1">At what time is it done</text:p>
                </text:list-item>
              </text:list>
            </text:list-item>
            <text:list-item>
              <text:p text:style-name="P1">Available time missing</text:p>
            </text:list-item>
            <text:list-item>
              <text:p text:style-name="P1">Can't check if time is balanced between team members? </text:p>
            </text:list-item>
            <text:list-item>
              <text:p text:style-name="P1">Sub-deadlines missing</text:p>
            </text:list-item>
            <text:list-item>
              <text:p text:style-name="P1">Phase description not necessary</text:p>
            </text:list-item>
            <text:list-item>
              <text:p text:style-name="P1">Need to see if we need to learn before tasks can be done</text:p>
            </text:list-item>
            <text:list-item>
              <text:p text:style-name="P1">Presentations missing</text:p>
            </text:list-item>
            <text:list-item>
              <text:p text:style-name="P1">Meetings missing</text:p>
            </text:list-item>
            <text:list-item>
              <text:p text:style-name="P1">Way to validate</text:p>
            </text:list-item>
            <text:list-item>
              <text:p text:style-name="P1">Change policy (how to cope with unforseen problems and deadlines)</text:p>
            </text:list-item>
            <text:list-item>
              <text:p text:style-name="P2">Without changes we will get into trouble</text:p>
            </text:list-item>
          </text:list>
        </text:list-item>
        <text:list-item>
          <text:p text:style-name="P1">Presentation has timewise priority</text:p>
          <text:list>
            <text:list-item>
              <text:p text:style-name="P1">Need Machine Design to talk about</text:p>
            </text:list-item>
          </text:list>
        </text:list-item>
        <text:list-item>
          <text:p text:style-name="P1">Rolf stated he felt left in the dark</text:p>
          <text:list>
            <text:list-item>
              <text:p text:style-name="P2">Stefan would have liked instructions beforehand</text:p>
            </text:list-item>
            <text:list-item>
              <text:p text:style-name="P2">Vd Woude thinks that we didn't learn from that in that way</text:p>
            </text:list-item>
            <text:list-item>
              <text:p text:style-name="P2">Rolf would like template beforehand</text:p>
            </text:list-item>
            <text:list-item>
              <text:p text:style-name="P2">Vd Woude thinks that then you are better of at HBO, this is University to think about the activity here and that's more than filling out templates</text:p>
            </text:list-item>
          </text:list>
        </text:list-item>
        <text:list-item>
          <text:p text:style-name="P2">In abstracts process part was still insufficient</text:p>
        </text:list-item>
        <text:list-item>
          <text:p text:style-name="P2">Presentation can be about</text:p>
          <text:list>
            <text:list-item>
              <text:p text:style-name="P2">Restriction</text:p>
              <text:list>
                <text:list-item>
                  <text:p text:style-name="P2">no showing of plastic wear</text:p>
                </text:list-item>
              </text:list>
            </text:list-item>
            <text:list-item>
              <text:p text:style-name="P2">Machine design</text:p>
            </text:list-item>
            <text:list-item>
              <text:p text:style-name="P2">Group process</text:p>
            </text:list-item>
            <text:list-item>
              <text:p text:style-name="P2">Orientation</text:p>
            </text:list-item>
            <text:list-item>
              <text:p text:style-name="P2">What and why we are doing things</text:p>
              <text:list>
                <text:list-item>
                  <text:p text:style-name="P2">Specification</text:p>
                </text:list-item>
                <text:list-item>
                  <text:p text:style-name="P2">Design decisions (inputs, outputs ...)</text:p>
                </text:list-item>
                <text:list-item>
                  <text:p text:style-name="P2">(Need to think of efficiency. What's that?)</text:p>
                  <text:list>
                    <text:list-item>
                      <text:p text:style-name="P2">How to check it</text:p>
                    </text:list-item>
                  </text:list>
                </text:list-item>
                <text:list-item>
                  <text:p text:style-name="P2">How to get discs on conveyor belt? For instance</text:p>
                  <text:list>
                    <text:list-item>
                      <text:p text:style-name="P2">How many conveyor belts</text:p>
                    </text:list-item>
                  </text:list>
                </text:list-item>
              </text:list>
            </text:list-item>
            <text:list-item>
              <text:p text:style-name="P2">Divide topics over presenters</text:p>
              <text:list>
                <text:list-item>
                  <text:p text:style-name="P3"><text:soft-page-break/>Order if there are relations</text:p>
                </text:list-item>
              </text:list>
            </text:list-item>
            <text:list-item>
              <text:p text:style-name="P3">STU will rate and grade it</text:p>
            </text:list-item>
            <text:list-item>
              <text:p text:style-name="P3">Vd Woude will comment</text:p>
            </text:list-item>
          </text:list>
        </text:list-item>
        <text:list-item>
          <text:p text:style-name="P2">Exercise 5.2(c) documentation</text:p>
          <text:list>
            <text:list-item>
              <text:p text:style-name="P2">How are things related (php, assembly, …)</text:p>
              <text:list>
                <text:list-item>
                  <text:p text:style-name="P2">But to see that pseudocode php are related</text:p>
                  <text:list>
                    <text:list-item>
                      <text:p text:style-name="P2">Wigger: should differences be documented? </text:p>
                      <text:list>
                        <text:list-item>
                          <text:p text:style-name="P2">Yes</text:p>
                        </text:list-item>
                      </text:list>
                    </text:list-item>
                  </text:list>
                </text:list-item>
                <text:list-item>
                  <text:p text:style-name="P2">Is pseudocode to asssembly easier? </text:p>
                  <text:list>
                    <text:list-item>
                      <text:p text:style-name="P2">Php hardly readable according to Vd Woude</text:p>
                    </text:list-item>
                  </text:list>
                </text:list-item>
                <text:list-item>
                  <text:p text:style-name="P2">Relation 'flaw' chart and text? No reference</text:p>
                  <text:list>
                    <text:list-item>
                      <text:p text:style-name="P2">Stefan defends that's to cover decisions. </text:p>
                      <text:list>
                        <text:list-item>
                          <text:p text:style-name="P2">Still need link between chart and text</text:p>
                        </text:list-item>
                      </text:list>
                    </text:list-item>
                    <text:list-item>
                      <text:p text:style-name="P2">No evident relation between chart and code</text:p>
                    </text:list-item>
                  </text:list>
                </text:list-item>
                <text:list-item>
                  <text:p text:style-name="P2">compiler step is good</text:p>
                </text:list-item>
              </text:list>
            </text:list-item>
            <text:list-item>
              <text:p text:style-name="P2">Specification</text:p>
              <text:list>
                <text:list-item>
                  <text:p text:style-name="P2">Have problem statements of exercise in document</text:p>
                  <text:list>
                    <text:list-item>
                      <text:p text:style-name="P2">How to solve it</text:p>
                    </text:list-item>
                    <text:list-item>
                      <text:p text:style-name="P2">Inventory of sub-routines</text:p>
                      <text:list>
                        <text:list-item>
                          <text:p text:style-name="P2">name</text:p>
                        </text:list-item>
                        <text:list-item>
                          <text:p text:style-name="P2">what doing</text:p>
                        </text:list-item>
                        <text:list-item>
                          <text:p text:style-name="P2">why needed</text:p>
                        </text:list-item>
                        <text:list-item>
                          <text:p text:style-name="P2">link to pseudocode</text:p>
                        </text:list-item>
                      </text:list>
                    </text:list-item>
                  </text:list>
                </text:list-item>
                <text:list-item>
                  <text:p text:style-name="P2">Stefan thought it was to specified/low level</text:p>
                  <text:list>
                    <text:list-item>
                      <text:p text:style-name="P2">this is fine though</text:p>
                    </text:list-item>
                  </text:list>
                </text:list-item>
              </text:list>
            </text:list-item>
            <text:list-item>
              <text:p text:style-name="P2">Then lower level specification</text:p>
            </text:list-item>
            <text:list-item>
              <text:p text:style-name="P2">Do this because then it's understandable and you can find problems easier</text:p>
            </text:list-item>
            <text:list-item>
              <text:p text:style-name="P2">Not needed to change</text:p>
            </text:list-item>
          </text:list>
        </text:list-item>
        <text:list-item>
          <text:p text:style-name="P3">Questions</text:p>
          <text:list>
            <text:list-item>
              <text:p text:style-name="P3">How specific have use-cases have to be? </text:p>
              <text:list>
                <text:list-item>
                  <text:p text:style-name="P3">Vd Woude: What do we want to use it for? </text:p>
                  <text:list>
                    <text:list-item>
                      <text:p text:style-name="P3">Specification</text:p>
                    </text:list-item>
                    <text:list-item>
                      <text:p text:style-name="P3">Validation</text:p>
                    </text:list-item>
                    <text:list-item>
                      <text:p text:style-name="P3">More specific high level specification</text:p>
                      <text:list>
                        <text:list-item>
                          <text:p text:style-name="P3">Machine design</text:p>
                          <text:list>
                            <text:list-item>
                              <text:p text:style-name="P3">point of plastic wea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Is filling tube a use-case, user constraint? </text:p>
              <text:list>
                <text:list-item>
                  <text:p text:style-name="P3">If it's the only thing user can do: user constraints</text:p>
                </text:list-item>
                <text:list-item>
                  <text:p text:style-name="P3">Use-case: </text:p>
                  <text:list>
                    <text:list-item>
                      <text:p text:style-name="P3">Switch on</text:p>
                    </text:list-item>
                    <text:list-item>
                      <text:p text:style-name="P3">Hit button</text:p>
                    </text:list-item>
                    <text:list-item>
                      <text:p text:style-name="P3">Are elements of user constraints</text:p>
                    </text:list-item>
                  </text:list>
                </text:list-item>
              </text:list>
            </text:list-item>
            <text:list-item>
              <text:p text:style-name="P3">Engine speed? </text:p>
              <text:list>
                <text:list-item>
                  <text:p text:style-name="P3">Have to experiment with it</text:p>
                </text:list-item>
              </text:list>
            </text:list-item>
          </text:list>
        </text:list-item>
        <text:list-item>
          <text:p text:style-name="P3">Available whole day at Friday, so we have to make appointment about tutor meeting, because it's during <text:span text:style-name="T1">the mid-term presentat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4T10:35:37.536000000</meta:creation-date>
    <dc:date>2015-02-24T11:38:29.258000000</dc:date>
    <meta:editing-duration>PT2M23S</meta:editing-duration>
    <meta:editing-cycles>1</meta:editing-cycles>
    <meta:document-statistic meta:table-count="0" meta:image-count="0" meta:object-count="0" meta:page-count="2" meta:paragraph-count="92" meta:word-count="566" meta:character-count="2937" meta:non-whitespace-character-count="2545"/>
    <meta:generator>LibreOffice/4.4.0.3$Windows_x86 LibreOffice_project/de093506bcdc5fafd9023ee680b8c60e3e0645d7</meta:generator>
  </office:meta>
</office:document-meta>
</file>